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7">
      <style:table-cell-properties style:text-align-source="fix" style:repeat-content="false" fo:border="0.06pt solid #000000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791.63pt" svg:height="395.04pt" svg:x="16.33pt" svg:y="211.44pt">
            <draw:object draw:notify-on-update-of-ranges="Sheet2.J4:Sheet2.J13 Sheet2.J3:Sheet2.J3 Sheet2.I4:Sheet2.I13 Sheet2.K4:Sheet2.K13 Sheet2.K3:Sheet2.K3 Sheet2.I4:Sheet2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6" table:number-columns-repeated="1004" table:default-cell-style-name="ce1"/>
        <table:table-row table:style-name="ro1"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etodologias</text:p>
          </table:table-cell>
          <table:covered-table-cell table:style-name="ce9"/>
          <table:table-cell table:number-columns-repeated="2"/>
          <table:table-cell table:style-name="ce12" office:value-type="string" calcext:value-type="string" table:number-columns-spanned="2" table:number-rows-spanned="1">
            <text:p>Desvios do MAX</text:p>
          </table:table-cell>
          <table:covered-table-cell table:style-name="ce5"/>
          <table:table-cell/>
          <table:table-cell table:style-name="ce20" office:value-type="string" calcext:value-type="string" table:number-columns-spanned="3" table:number-rows-spanned="1">
            <text:p>Desvios Ordenados (copie os valores da tabela anterior e ordene as colunas)</text:p>
          </table:table-cell>
          <table:covered-table-cell table:number-columns-repeated="2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 table:style-name="ce5" office:value-type="string" calcext:value-type="string">
            <text:p>MIN</text:p>
          </table:table-cell>
          <table:table-cell/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formula="of:=SMALL([.B4:.C4];1)" office:value-type="float" office:value="69" calcext:value-type="float">
            <text:p>69</text:p>
          </table:table-cell>
          <table:table-cell/>
          <table:table-cell table:style-name="ce14" table:formula="of:=[.B4]/[.D4]" office:value-type="float" office:value="1" calcext:value-type="float">
            <text:p>1.000</text:p>
          </table:table-cell>
          <table:table-cell table:style-name="ce14" table:formula="of:=[.C4]/[.D4]" office:value-type="float" office:value="1.20289855072464" calcext:value-type="float">
            <text:p>1.203</text:p>
          </table:table-cell>
          <table:table-cell/>
          <table:table-cell table:style-name="ce10" table:formula="of:=[.A4]/LARGE([.A4:.A13];1)" office:value-type="float" office:value="0.1" calcext:value-type="float">
            <text:p>0.1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157" calcext:value-type="float">
            <text:p>1.157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1" calcext:value-type="float">
            <text:p>81</text:p>
          </table:table-cell>
          <table:table-cell table:style-name="ce7" table:formula="of:=SMALL([.B5:.C5];1)" office:value-type="float" office:value="70" calcext:value-type="float">
            <text:p>70</text:p>
          </table:table-cell>
          <table:table-cell/>
          <table:table-cell table:style-name="ce14" table:formula="of:=[.B5]/[.D5]" office:value-type="float" office:value="1" calcext:value-type="float">
            <text:p>1.000</text:p>
          </table:table-cell>
          <table:table-cell table:style-name="ce14" table:formula="of:=[.C5]/[.D5]" office:value-type="float" office:value="1.15714285714286" calcext:value-type="float">
            <text:p>1.157</text:p>
          </table:table-cell>
          <table:table-cell/>
          <table:table-cell table:style-name="ce10" table:formula="of:=[.A5]/LARGE([.A4:.A13];1)" office:value-type="float" office:value="0.2" calcext:value-type="float">
            <text:p>0.2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03" calcext:value-type="float">
            <text:p>1.203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76" calcext:value-type="float">
            <text:p>176</text:p>
          </table:table-cell>
          <table:table-cell table:style-name="ce7" table:formula="of:=SMALL([.B6:.C6];1)" office:value-type="float" office:value="144" calcext:value-type="float">
            <text:p>144</text:p>
          </table:table-cell>
          <table:table-cell/>
          <table:table-cell table:style-name="ce14" table:formula="of:=[.B6]/[.D6]" office:value-type="float" office:value="1" calcext:value-type="float">
            <text:p>1.000</text:p>
          </table:table-cell>
          <table:table-cell table:style-name="ce14" table:formula="of:=[.C6]/[.D6]" office:value-type="float" office:value="1.22222222222222" calcext:value-type="float">
            <text:p>1.222</text:p>
          </table:table-cell>
          <table:table-cell/>
          <table:table-cell table:style-name="ce10" table:formula="of:=[.A6]/LARGE([.A4:.A13];1)" office:value-type="float" office:value="0.3" calcext:value-type="float">
            <text:p>0.3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22" calcext:value-type="float">
            <text:p>1.222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80" calcext:value-type="float">
            <text:p>180</text:p>
          </table:table-cell>
          <table:table-cell table:style-name="ce7" table:formula="of:=SMALL([.B7:.C7];1)" office:value-type="float" office:value="145" calcext:value-type="float">
            <text:p>145</text:p>
          </table:table-cell>
          <table:table-cell/>
          <table:table-cell table:style-name="ce14" table:formula="of:=[.B7]/[.D7]" office:value-type="float" office:value="1" calcext:value-type="float">
            <text:p>1.000</text:p>
          </table:table-cell>
          <table:table-cell table:style-name="ce14" table:formula="of:=[.C7]/[.D7]" office:value-type="float" office:value="1.24137931034483" calcext:value-type="float">
            <text:p>1.241</text:p>
          </table:table-cell>
          <table:table-cell/>
          <table:table-cell table:style-name="ce10" table:formula="of:=[.A7]/LARGE([.A4:.A13];1)" office:value-type="float" office:value="0.4" calcext:value-type="float">
            <text:p>0.4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41" calcext:value-type="float">
            <text:p>1.241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75" calcext:value-type="float">
            <text:p>275</text:p>
          </table:table-cell>
          <table:table-cell table:style-name="ce7" table:formula="of:=SMALL([.B8:.C8];1)" office:value-type="float" office:value="217" calcext:value-type="float">
            <text:p>217</text:p>
          </table:table-cell>
          <table:table-cell/>
          <table:table-cell table:style-name="ce14" table:formula="of:=[.B8]/[.D8]" office:value-type="float" office:value="1" calcext:value-type="float">
            <text:p>1.000</text:p>
          </table:table-cell>
          <table:table-cell table:style-name="ce14" table:formula="of:=[.C8]/[.D8]" office:value-type="float" office:value="1.26728110599078" calcext:value-type="float">
            <text:p>1.267</text:p>
          </table:table-cell>
          <table:table-cell/>
          <table:table-cell table:style-name="ce10" table:formula="of:=[.A8]/LARGE([.A4:.A13];1)" office:value-type="float" office:value="0.5" calcext:value-type="float">
            <text:p>0.5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61" calcext:value-type="float">
            <text:p>1.261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80" calcext:value-type="float">
            <text:p>280</text:p>
          </table:table-cell>
          <table:table-cell table:style-name="ce7" table:formula="of:=SMALL([.B9:.C9];1)" office:value-type="float" office:value="217" calcext:value-type="float">
            <text:p>217</text:p>
          </table:table-cell>
          <table:table-cell/>
          <table:table-cell table:style-name="ce14" table:formula="of:=[.B9]/[.D9]" office:value-type="float" office:value="1" calcext:value-type="float">
            <text:p>1.000</text:p>
          </table:table-cell>
          <table:table-cell table:style-name="ce14" table:formula="of:=[.C9]/[.D9]" office:value-type="float" office:value="1.29032258064516" calcext:value-type="float">
            <text:p>1.290</text:p>
          </table:table-cell>
          <table:table-cell/>
          <table:table-cell table:style-name="ce10" table:formula="of:=[.A9]/LARGE([.A4:.A13];1)" office:value-type="float" office:value="0.6" calcext:value-type="float">
            <text:p>0.6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67" calcext:value-type="float">
            <text:p>1.267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374" calcext:value-type="float">
            <text:p>374</text:p>
          </table:table-cell>
          <table:table-cell table:style-name="ce7" table:formula="of:=SMALL([.B10:.C10];1)" office:value-type="float" office:value="291" calcext:value-type="float">
            <text:p>291</text:p>
          </table:table-cell>
          <table:table-cell/>
          <table:table-cell table:style-name="ce14" table:formula="of:=[.B10]/[.D10]" office:value-type="float" office:value="1" calcext:value-type="float">
            <text:p>1.000</text:p>
          </table:table-cell>
          <table:table-cell table:style-name="ce14" table:formula="of:=[.C10]/[.D10]" office:value-type="float" office:value="1.28522336769759" calcext:value-type="float">
            <text:p>1.285</text:p>
          </table:table-cell>
          <table:table-cell/>
          <table:table-cell table:style-name="ce10" table:formula="of:=[.A10]/LARGE([.A4:.A13];1)" office:value-type="float" office:value="0.7" calcext:value-type="float">
            <text:p>0.7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85" calcext:value-type="float">
            <text:p>1.285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376" calcext:value-type="float">
            <text:p>376</text:p>
          </table:table-cell>
          <table:table-cell table:style-name="ce7" table:formula="of:=SMALL([.B11:.C11];1)" office:value-type="float" office:value="292" calcext:value-type="float">
            <text:p>292</text:p>
          </table:table-cell>
          <table:table-cell/>
          <table:table-cell table:style-name="ce14" table:formula="of:=[.B11]/[.D11]" office:value-type="float" office:value="1" calcext:value-type="float">
            <text:p>1.000</text:p>
          </table:table-cell>
          <table:table-cell table:style-name="ce14" table:formula="of:=[.C11]/[.D11]" office:value-type="float" office:value="1.28767123287671" calcext:value-type="float">
            <text:p>1.288</text:p>
          </table:table-cell>
          <table:table-cell/>
          <table:table-cell table:style-name="ce10" table:formula="of:=[.A11]/LARGE([.A5:.A13];1)" office:value-type="float" office:value="0.8" calcext:value-type="float">
            <text:p>0.8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88" calcext:value-type="float">
            <text:p>1.288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471" calcext:value-type="float">
            <text:p>471</text:p>
          </table:table-cell>
          <table:table-cell table:style-name="ce7" table:formula="of:=SMALL([.B12:.C12];1)" office:value-type="float" office:value="365" calcext:value-type="float">
            <text:p>365</text:p>
          </table:table-cell>
          <table:table-cell/>
          <table:table-cell table:style-name="ce14" table:formula="of:=[.B12]/[.D12]" office:value-type="float" office:value="1" calcext:value-type="float">
            <text:p>1.000</text:p>
          </table:table-cell>
          <table:table-cell table:style-name="ce14" table:formula="of:=[.C12]/[.D12]" office:value-type="float" office:value="1.29041095890411" calcext:value-type="float">
            <text:p>1.290</text:p>
          </table:table-cell>
          <table:table-cell/>
          <table:table-cell table:style-name="ce10" table:formula="of:=[.A12]/LARGE([.A6:.A13];1)" office:value-type="float" office:value="0.9" calcext:value-type="float">
            <text:p>0.9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9" calcext:value-type="float">
            <text:p>1.290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464" calcext:value-type="float">
            <text:p>464</text:p>
          </table:table-cell>
          <table:table-cell table:style-name="ce7" table:formula="of:=SMALL([.B13:.C13];1)" office:value-type="float" office:value="368" calcext:value-type="float">
            <text:p>368</text:p>
          </table:table-cell>
          <table:table-cell/>
          <table:table-cell table:style-name="ce14" table:formula="of:=[.B13]/[.D13]" office:value-type="float" office:value="1" calcext:value-type="float">
            <text:p>1.000</text:p>
          </table:table-cell>
          <table:table-cell table:style-name="ce14" table:formula="of:=[.C13]/[.D13]" office:value-type="float" office:value="1.26086956521739" calcext:value-type="float">
            <text:p>1.261</text:p>
          </table:table-cell>
          <table:table-cell/>
          <table:table-cell table:style-name="ce10" table:formula="of:=[.A13]/LARGE([.A7:.A13];1)" office:value-type="float" office:value="1" calcext:value-type="float">
            <text:p>1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4" office:value-type="float" office:value="1.29" calcext:value-type="float">
            <text:p>1.290</text:p>
          </table:table-cell>
          <table:table-cell table:number-columns-repeated="1004"/>
        </table:table-row>
        <table:table-row table:style-name="ro3" table:number-rows-repeated="10">
          <table:table-cell table:number-columns-repeated="5"/>
          <table:table-cell table:style-name="ce2" table:number-columns-repeated="2"/>
          <table:table-cell/>
          <table:table-cell table:style-name="ce2" table:number-columns-repeated="3"/>
          <table:table-cell table:number-columns-repeated="1004"/>
        </table:table-row>
        <table:table-row table:style-name="ro1" table:number-rows-repeated="1048552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2.K4:Sheet2.K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6:07:02.52726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6-06T16:07:51.050275634</dc:date>
    <meta:editing-duration>PT1H40M1S</meta:editing-duration>
    <meta:editing-cycles>15</meta:editing-cycles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27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6.108cm" svg:y="6.42cm" style:legend-expansion="high" chart:style-name="ch3"/>
        <chart:plot-area chart:style-name="ch4" table:cell-range-address="Sheet2.J3:Sheet2.J13 Sheet2.I4:Sheet2.I13 Sheet2.K3:Sheet2.K3" chart:data-source-has-labels="row" svg:x="0.558cm" svg:y="1.471cm" svg:width="24.992cm" svg:height="12.188cm">
          <chartooo:coordinate-region svg:x="1.47cm" svg:y="1.67cm" svg:width="23.656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4:Sheet2.I13" chart:label-cell-address="Sheet2.J3:Sheet2.J3" chart:class="chart:scatter">
            <chart:domain table:cell-range-address="Sheet2.J4:Sheet2.J13"/>
            <chart:data-point chart:repeated="10"/>
          </chart:series>
          <chart:series chart:style-name="ch9" chart:values-cell-range-address="Sheet2.I4:Sheet2.I13" chart:label-cell-address="Sheet2.K3:Sheet2.K3" chart:class="chart:scatter">
            <chart:domain table:cell-range-address="Sheet2.K4:Sheet2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M1</text:p>
                <draw:g>
                  <svg:desc>Sheet2.J3:Sheet2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M2</text:p>
                <draw:g>
                  <svg:desc>Sheet2.K3:Sheet2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J4:Sheet2.J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  <table:table-cell office:value-type="float" office:value="1.157">
                <text:p>1.157</text:p>
                <draw:g>
                  <svg:desc>Sheet2.K4:Sheet2.K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.203">
                <text:p>1.2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.222">
                <text:p>1.2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.241">
                <text:p>1.2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.261">
                <text:p>1.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.267">
                <text:p>1.2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.285">
                <text:p>1.2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.288">
                <text:p>1.2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29">
                <text:p>1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